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aff" officeooo:paragraph-rsid="000f4aff" style:font-weight-asian="bold" style:font-weight-complex="bold"/>
    </style:style>
    <style:style style:name="P2" style:family="paragraph" style:parent-style-name="Standard">
      <style:text-properties officeooo:rsid="000f4aff" officeooo:paragraph-rsid="000f4aff"/>
    </style:style>
    <style:style style:name="P3" style:family="paragraph" style:parent-style-name="Standard" style:list-style-name="L1">
      <style:text-properties officeooo:rsid="0010c4a6" officeooo:paragraph-rsid="0010c4a6"/>
    </style:style>
    <style:style style:name="P4" style:family="paragraph" style:parent-style-name="Standard">
      <style:text-properties officeooo:rsid="0010c4a6" officeooo:paragraph-rsid="0010c4a6"/>
    </style:style>
    <style:style style:name="P5" style:family="paragraph" style:parent-style-name="Standard">
      <style:text-properties officeooo:rsid="00125143" officeooo:paragraph-rsid="00125143"/>
    </style:style>
    <style:style style:name="P6" style:family="paragraph" style:parent-style-name="Standard" style:list-style-name="L2">
      <style:text-properties officeooo:rsid="00125143" officeooo:paragraph-rsid="001251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 allocation of space</text:p>
      <text:p text:style-name="P2"/>
      <text:list xml:id="list13692215201" text:style-name="L1">
        <text:list-item>
          <text:p text:style-name="P3">Activation trees</text:p>
        </text:list-item>
        <text:list-item>
          <text:p text:style-name="P3"><text:a xlink:type="simple" xlink:href="../Activation%20Records.odt">Activation records</text:a></text:p>
        </text:list-item>
        <text:list-item>
          <text:p text:style-name="P3">Calling sequences</text:p>
        </text:list-item>
        <text:list-item>
          <text:p text:style-name="P3">Variable length of Data on the Stack</text:p>
        </text:list-item>
        <text:list-item>
          <text:p text:style-name="P3">Access to nonlocal data on the stack</text:p>
        </text:list-item>
      </text:list>
      <text:p text:style-name="P4"/>
      <text:p text:style-name="P5">Access to nonlocal data on the stack</text:p>
      <text:p text:style-name="P5">Data access without nested procedures</text:p>
      <text:list xml:id="list964946277" text:style-name="L2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12T10:05:29</meta:creation-date>
    <dc:date>2013-02-12T10:31:37</dc:date>
    <dc:creator>Kempa </dc:creator>
    <meta:editing-duration>PT17M4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8" meta:word-count="41" meta:character-count="226" meta:non-whitespace-character-count="198"/>
  </office:meta>
</office:document-meta>
</file>